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Abyssinica SIL" svg:font-family="'Abyssinica SIL'" style:font-pitch="variable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498cm" style:rel-column-width="32760*"/>
    </style:style>
    <style:style style:name="表格2.B" style:family="table-column">
      <style:table-column-properties style:column-width="8.502cm" style:rel-column-width="32775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8.5cm" style:rel-column-width="32767*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5" style:family="paragraph" style:parent-style-name="Text_20_body">
      <style:text-properties fo:font-size="12pt" style:font-size-asian="10.5pt" style:font-size-complex="12pt"/>
    </style:style>
    <style:style style:name="P6" style:family="paragraph" style:parent-style-name="Text_20_body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Text_20_body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Table_20_Contents">
      <style:text-properties style:font-name-asian="文泉驿微米黑"/>
    </style:style>
    <style:style style:name="P10" style:family="paragraph" style:parent-style-name="Table_20_Contents">
      <style:text-properties style:font-name="文泉驿微米黑" style:font-name-asian="文泉驿微米黑"/>
    </style:style>
    <style:style style:name="P11" style:family="paragraph" style:parent-style-name="Table_20_Contents">
      <style:text-properties style:font-name="文泉驿微米黑" fo:font-size="10.5pt" style:font-name-asian="文泉驿微米黑" style:font-size-asian="10.5pt" style:font-size-complex="10.5pt"/>
    </style:style>
    <style:style style:name="P12" style:family="paragraph" style:parent-style-name="Table_20_Contents">
      <style:text-properties style:font-name="文泉驿微米黑" fo:font-size="10.5pt" style:font-name-asian="文泉驿微米黑" style:font-size-asian="10.5pt" style:font-name-complex="宋体" style:font-size-complex="10.5pt"/>
    </style:style>
    <style:style style:name="P13" style:family="paragraph" style:parent-style-name="Preformatted_20_Text">
      <style:paragraph-properties fo:text-align="start" style:justify-single-word="false"/>
      <style:text-properties fo:font-size="10.5pt" style:font-size-asian="10.5pt" style:font-size-complex="10.5pt"/>
    </style:style>
    <style:style style:name="P14" style:family="paragraph" style:parent-style-name="Preformatted_20_Text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 fo:break-before="pag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Text_20_body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ize="12pt" style:font-size-asian="10.5pt" style:font-size-complex="12pt"/>
    </style:style>
    <style:style style:name="P20" style:family="paragraph" style:parent-style-name="Text_20_body">
      <style:text-properties fo:font-size="10.5pt" style:font-size-asian="10.5pt" style:font-size-complex="10.5pt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Heading_20_1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Heading_20_1">
      <style:text-properties fo:font-size="16pt" style:font-size-asian="14pt" style:font-size-complex="16pt"/>
    </style:style>
    <style:style style:name="P24" style:family="paragraph" style:parent-style-name="Heading_20_1">
      <style:text-properties fo:font-size="26pt" style:font-size-asian="26pt" style:font-size-complex="26pt"/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 text:number-lines="false" text:line-number="0">
        <style:tab-stops>
          <style:tab-stop style:position="16.002cm" style:type="right" style:leader-style="dotted" style:leader-text="."/>
        </style:tab-stops>
      </style:paragraph-properties>
      <style:text-properties style:font-size-asian="12pt" style:font-name-complex="Lohit Hindi1"/>
    </style:style>
    <style:style style:name="P27" style:family="paragraph" style:parent-style-name="Heading_20_2">
      <style:text-properties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28" style:family="paragraph" style:parent-style-name="Heading_20_2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29" style:family="paragraph" style:parent-style-name="Heading_20_2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30" style:family="paragraph" style:parent-style-name="Heading_20_2">
      <style:text-properties fo:color="#000000" style:font-name="文泉驿微米黑" fo:font-size="14pt" fo:font-style="normal" fo:font-weight="normal" style:font-name-asian="文泉驿微米黑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Heading_20_2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P32" style:family="paragraph" style:parent-style-name="Heading_20_2">
      <style:text-properties fo:font-size="16pt" style:font-size-asian="14pt" style:font-size-complex="16pt"/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 text:number-lines="false" text:line-number="0">
        <style:tab-stops>
          <style:tab-stop style:position="16.501cm" style:type="right" style:leader-style="dotted" style:leader-text="."/>
        </style:tab-stops>
      </style:paragraph-properties>
      <style:text-properties style:font-size-asian="12pt" style:font-name-complex="Lohit Hindi1"/>
    </style:style>
    <style:style style:name="P35" style:family="paragraph" style:parent-style-name="Heading_20_3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style:font-name="文泉驿微米黑" style:font-name-asian="文泉驿微米黑"/>
    </style:style>
    <style:style style:name="T2" style:family="text">
      <style:text-properties style:font-name="文泉驿微米黑" fo:font-size="10.5pt" style:font-name-asian="文泉驿微米黑" style:font-size-asian="10.5pt" style:font-size-complex="10.5pt"/>
    </style:style>
    <style:style style:name="T3" style:family="text">
      <style:text-properties style:font-name-asian="文泉驿微米黑"/>
    </style:style>
    <style:style style:name="T4" style:family="text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T6" style:family="text">
      <style:text-properties fo:color="#000000" style:font-name="文泉驿微米黑" fo:font-style="normal" fo:font-weight="bold" style:font-name-asian="文泉驿微米黑" style:font-style-asian="normal" style:font-weight-asian="bold" style:font-style-complex="normal" style:font-weight-complex="bold"/>
    </style:style>
    <style:style style:name="T7" style:family="text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font-name="文泉驿微米黑" fo:font-size="12pt" fo:font-style="normal" fo:font-weight="normal" officeooo:rsid="002220da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10" style:family="text">
      <style:text-properties style:font-name="文泉驿等宽微米黑" fo:font-size="14pt" fo:font-style="italic" style:font-name-asian="文泉驿等宽微米黑" style:font-size-asian="14pt" style:font-style-asian="italic" style:font-size-complex="14pt" style:font-style-complex="italic"/>
    </style:style>
    <style:style style:name="T11" style:family="text">
      <style:text-properties style:font-name="文泉驿等宽微米黑" fo:font-style="italic" style:font-name-asian="文泉驿等宽微米黑" style:font-style-asian="italic" style:font-style-complex="italic"/>
    </style:style>
    <style:style style:name="T12" style:family="text">
      <style:text-properties style:font-name="文泉驿等宽微米黑" fo:font-size="10.5pt" fo:font-style="italic" style:font-name-asian="文泉驿等宽微米黑" style:font-size-asian="10.5pt" style:font-style-asian="italic" style:font-size-complex="10.5pt" style:font-style-complex="italic"/>
    </style:style>
    <style:style style:name="T13" style:family="text">
      <style:text-properties officeooo:rsid="001c3730"/>
    </style:style>
    <style:style style:name="T14" style:family="text">
      <style:text-properties fo:font-size="16pt" style:font-size-asian="14pt" style:font-size-complex="16pt"/>
    </style:style>
    <style:style style:name="T15" style:family="text">
      <style:text-properties officeooo:rsid="001d9aa2"/>
    </style:style>
    <style:style style:name="T16" style:family="text">
      <style:text-properties style:font-name-asian="文泉驿微米黑"/>
    </style:style>
    <style:style style:name="T17" style:family="text">
      <style:text-properties style:font-name-asian="Abyssinica SIL"/>
    </style:style>
    <style:style style:name="T18" style:family="text">
      <style:text-properties style:font-name="Abyssinica SIL" style:font-name-asian="Abyssinica SI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“月球登陆者”游戏</text:p>
      <text:p text:style-name="P2">项目计划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pan text:style-name="T10">个体和互动</text:span><text:span text:style-name="T11"> 高于 流程和工具<text:tab/><text:tab/><text:line-break/></text:span><text:span text:style-name="T10">工作的软件</text:span><text:span text:style-name="T11"> 高于 详尽的文</text:span><text:span text:style-name="T12">档</text:span><text:span text:style-name="T11"><text:line-break/></text:span><text:span text:style-name="T10">客户合作</text:span><text:span text:style-name="T11"> 高于 合同谈判<text:tab/><text:tab/><text:tab/><text:line-break/></text:span><text:span text:style-name="T10">响应变化</text:span><text:span text:style-name="T11"> 高于 遵循计</text:span><text:span text:style-name="T12">划<text:tab/></text:span><text:span text:style-name="T10"><text:tab/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tab/><text:tab/><text:tab/><text:tab/><text:tab/><text:tab/><text:tab/><text:tab/><text:span text:style-name="T1">文档作者：Rob&lt;</text:span><text:a xlink:type="simple" xlink:href="mailto:code.server.matrix@gmail.com"><text:span text:style-name="T1">code.server.matrix@gmail.com</text:span></text:a><text:span text:style-name="T1">&gt;</text:span></text:p>
      <text:p text:style-name="P4"/>
      <text:p text:style-name="P15"/>
      <text:p text:style-name="P15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4" text:outline-level="1">目录</text:h>
          </text:index-title>
          <text:p text:style-name="P21"><text:a xlink:type="simple" xlink:href="#__RefHeading__1057_76030317" text:style-name="Index_20_Link" text:visited-style-name="Index_20_Link"><text:span text:style-name="T17">版权声明</text:span></text:a><text:a xlink:type="simple" xlink:href="#__RefHeading__1057_76030317" text:style-name="Index_20_Link" text:visited-style-name="Index_20_Link"><text:tab/>4</text:a></text:p>
          <text:p text:style-name="P21"><text:a xlink:type="simple" xlink:href="#__RefHeading__1059_76030317" text:style-name="Index_20_Link" text:visited-style-name="Index_20_Link"><text:span text:style-name="T17">如何查看该文档</text:span></text:a><text:a xlink:type="simple" xlink:href="#__RefHeading__1059_76030317" text:style-name="Index_20_Link" text:visited-style-name="Index_20_Link"><text:tab/>4</text:a></text:p>
          <text:p text:style-name="P21"><text:a xlink:type="simple" xlink:href="#__RefHeading__1063_76030317" text:style-name="Index_20_Link" text:visited-style-name="Index_20_Link"><text:span text:style-name="T17">项目描述</text:span></text:a><text:a xlink:type="simple" xlink:href="#__RefHeading__1063_76030317" text:style-name="Index_20_Link" text:visited-style-name="Index_20_Link"><text:tab/>4</text:a></text:p>
          <text:p text:style-name="P21"><text:a xlink:type="simple" xlink:href="#__RefHeading__1065_76030317" text:style-name="Index_20_Link" text:visited-style-name="Index_20_Link"><text:span text:style-name="T17">项目目标</text:span></text:a><text:a xlink:type="simple" xlink:href="#__RefHeading__1065_76030317" text:style-name="Index_20_Link" text:visited-style-name="Index_20_Link"><text:tab/>4</text:a></text:p>
          <text:p text:style-name="P21"><text:a xlink:type="simple" xlink:href="#__RefHeading__1067_76030317" text:style-name="Index_20_Link" text:visited-style-name="Index_20_Link"><text:span text:style-name="T17">资源及分配</text:span></text:a><text:a xlink:type="simple" xlink:href="#__RefHeading__1067_76030317" text:style-name="Index_20_Link" text:visited-style-name="Index_20_Link"><text:tab/>4</text:a></text:p>
          <text:p text:style-name="P33"><text:a xlink:type="simple" xlink:href="#__RefHeading__816_1106138866" text:style-name="Index_20_Link" text:visited-style-name="Index_20_Link"><text:span text:style-name="T17">开发者</text:span></text:a><text:a xlink:type="simple" xlink:href="#__RefHeading__816_1106138866" text:style-name="Index_20_Link" text:visited-style-name="Index_20_Link"><text:tab/>4</text:a></text:p>
          <text:p text:style-name="P33"><text:a xlink:type="simple" xlink:href="#__RefHeading__818_1106138866" text:style-name="Index_20_Link" text:visited-style-name="Index_20_Link"><text:span text:style-name="T17">任务分配</text:span></text:a><text:a xlink:type="simple" xlink:href="#__RefHeading__818_1106138866" text:style-name="Index_20_Link" text:visited-style-name="Index_20_Link"><text:tab/>5</text:a></text:p>
          <text:p text:style-name="P21"><text:a xlink:type="simple" xlink:href="#__RefHeading__1069_76030317" text:style-name="Index_20_Link" text:visited-style-name="Index_20_Link"><text:span text:style-name="T17">项目流程安排及用时预估</text:span></text:a><text:a xlink:type="simple" xlink:href="#__RefHeading__1069_76030317" text:style-name="Index_20_Link" text:visited-style-name="Index_20_Link"><text:tab/>5</text:a></text:p>
          <text:p text:style-name="P33"><text:a xlink:type="simple" xlink:href="#__RefHeading__1071_76030317" text:style-name="Index_20_Link" text:visited-style-name="Index_20_Link"><text:span text:style-name="T17">培训</text:span></text:a><text:a xlink:type="simple" xlink:href="#__RefHeading__1071_76030317" text:style-name="Index_20_Link" text:visited-style-name="Index_20_Link"><text:tab/>5</text:a></text:p>
          <text:p text:style-name="P25"><text:a xlink:type="simple" xlink:href="#__RefHeading__1207_76030317" text:style-name="Index_20_Link" text:visited-style-name="Index_20_Link"><text:span text:style-name="T17">基础</text:span></text:a><text:a xlink:type="simple" xlink:href="#__RefHeading__1207_76030317" text:style-name="Index_20_Link" text:visited-style-name="Index_20_Link"><text:tab/>5</text:a></text:p>
          <text:p text:style-name="P26"><text:a xlink:type="simple" xlink:href="#__RefHeading__1209_76030317" text:style-name="Index_20_Link" text:visited-style-name="Index_20_Link"><text:span text:style-name="T17">游戏设计<text:tab/>5</text:span></text:a></text:p>
          <text:p text:style-name="P25"><text:a xlink:type="simple" xlink:href="#__RefHeading__1211_76030317" text:style-name="Index_20_Link" text:visited-style-name="Index_20_Link"><text:span text:style-name="T18">实现2D游戏需要的特殊知识</text:span></text:a><text:a xlink:type="simple" xlink:href="#__RefHeading__1211_76030317" text:style-name="Index_20_Link" text:visited-style-name="Index_20_Link"><text:tab/>6</text:a></text:p>
          <text:p text:style-name="P33"><text:a xlink:type="simple" xlink:href="#__RefHeading__1213_76030317" text:style-name="Index_20_Link" text:visited-style-name="Index_20_Link"><text:span text:style-name="T17">设计游戏</text:span></text:a><text:a xlink:type="simple" xlink:href="#__RefHeading__1213_76030317" text:style-name="Index_20_Link" text:visited-style-name="Index_20_Link"><text:tab/>6</text:a></text:p>
          <text:p text:style-name="P33"><text:a xlink:type="simple" xlink:href="#__RefHeading__820_1106138866" text:style-name="Index_20_Link" text:visited-style-name="Index_20_Link"><text:span text:style-name="T17">游戏的接口</text:span></text:a><text:a xlink:type="simple" xlink:href="#__RefHeading__820_1106138866" text:style-name="Index_20_Link" text:visited-style-name="Index_20_Link"><text:tab/>6</text:a></text:p>
          <text:p text:style-name="P33"><text:a xlink:type="simple" xlink:href="#__RefHeading__1219_76030317" text:style-name="Index_20_Link" text:visited-style-name="Index_20_Link"><text:span text:style-name="T17">审核接口的完备性</text:span></text:a><text:a xlink:type="simple" xlink:href="#__RefHeading__1219_76030317" text:style-name="Index_20_Link" text:visited-style-name="Index_20_Link"><text:tab/>7</text:a></text:p>
          <text:p text:style-name="P33"><text:a xlink:type="simple" xlink:href="#__RefHeading__1075_76030317" text:style-name="Index_20_Link" text:visited-style-name="Index_20_Link"><text:span text:style-name="T17">分配编码任务</text:span></text:a><text:a xlink:type="simple" xlink:href="#__RefHeading__1075_76030317" text:style-name="Index_20_Link" text:visited-style-name="Index_20_Link"><text:tab/>7</text:a></text:p>
          <text:p text:style-name="P33"><text:a xlink:type="simple" xlink:href="#__RefHeading__822_1106138866" text:style-name="Index_20_Link" text:visited-style-name="Index_20_Link"><text:span text:style-name="T17">编码及独立测试</text:span></text:a><text:a xlink:type="simple" xlink:href="#__RefHeading__822_1106138866" text:style-name="Index_20_Link" text:visited-style-name="Index_20_Link"><text:tab/>7</text:a></text:p>
          <text:p text:style-name="P33"><text:a xlink:type="simple" xlink:href="#__RefHeading__1079_76030317" text:style-name="Index_20_Link" text:visited-style-name="Index_20_Link"><text:span text:style-name="T17">集成测试</text:span></text:a><text:a xlink:type="simple" xlink:href="#__RefHeading__1079_76030317" text:style-name="Index_20_Link" text:visited-style-name="Index_20_Link"><text:tab/>7</text:a></text:p>
          <text:p text:style-name="P33"><text:a xlink:type="simple" xlink:href="#__RefHeading__824_1106138866" text:style-name="Index_20_Link" text:visited-style-name="Index_20_Link"><text:span text:style-name="T17">游戏测试</text:span></text:a><text:a xlink:type="simple" xlink:href="#__RefHeading__824_1106138866" text:style-name="Index_20_Link" text:visited-style-name="Index_20_Link"><text:tab/>7</text:a></text:p>
          <text:p text:style-name="P34"><text:a xlink:type="simple" xlink:href="#__RefHeading__1081_76030317" text:style-name="Index_20_Link" text:visited-style-name="Index_20_Link"><text:span text:style-name="T17">发布</text:span></text:a><text:a xlink:type="simple" xlink:href="#__RefHeading__1081_76030317" text:style-name="Index_20_Link" text:visited-style-name="Index_20_Link"><text:tab/>7</text:a></text:p>
          <text:p text:style-name="P33"><text:a xlink:type="simple" xlink:href="#__RefHeading__1223_76030317" text:style-name="Index_20_Link" text:visited-style-name="Index_20_Link"><text:span text:style-name="T17">用时预估</text:span></text:a><text:a xlink:type="simple" xlink:href="#__RefHeading__1223_76030317" text:style-name="Index_20_Link" text:visited-style-name="Index_20_Link"><text:tab/>7</text:a></text:p>
          <text:p text:style-name="P21"><text:a xlink:type="simple" xlink:href="#__RefHeading__1225_76030317" text:style-name="Index_20_Link" text:visited-style-name="Index_20_Link"><text:span text:style-name="T17">术语定义</text:span></text:a><text:a xlink:type="simple" xlink:href="#__RefHeading__1225_76030317" text:style-name="Index_20_Link" text:visited-style-name="Index_20_Link"><text:tab/>8</text:a></text:p>
          <text:p text:style-name="P33"><text:a xlink:type="simple" xlink:href="#__RefHeading__826_1106138866" text:style-name="Index_20_Link" text:visited-style-name="Index_20_Link"><text:span text:style-name="T17">项目组</text:span></text:a><text:a xlink:type="simple" xlink:href="#__RefHeading__826_1106138866" text:style-name="Index_20_Link" text:visited-style-name="Index_20_Link"><text:tab/>8</text:a></text:p>
          <text:p text:style-name="P33"><text:a xlink:type="simple" xlink:href="#__RefHeading__1085_76030317" text:style-name="Index_20_Link" text:visited-style-name="Index_20_Link"><text:span text:style-name="T17">项目流程</text:span></text:a><text:a xlink:type="simple" xlink:href="#__RefHeading__1085_76030317" text:style-name="Index_20_Link" text:visited-style-name="Index_20_Link"><text:tab/>9</text:a></text:p>
          <text:p text:style-name="P33"><text:a xlink:type="simple" xlink:href="#__RefHeading__1227_76030317" text:style-name="Index_20_Link" text:visited-style-name="Index_20_Link"><text:span text:style-name="T17">游戏模块</text:span></text:a><text:a xlink:type="simple" xlink:href="#__RefHeading__1227_76030317" text:style-name="Index_20_Link" text:visited-style-name="Index_20_Link"><text:tab/>9</text:a></text:p>
          <text:p text:style-name="P33"><text:a xlink:type="simple" xlink:href="#__RefHeading__1229_76030317" text:style-name="Index_20_Link" text:visited-style-name="Index_20_Link"><text:span text:style-name="T17">发布</text:span></text:a><text:a xlink:type="simple" xlink:href="#__RefHeading__1229_76030317" text:style-name="Index_20_Link" text:visited-style-name="Index_20_Link"><text:tab/>9</text:a></text:p>
          <text:p text:style-name="P33"><text:a xlink:type="simple" xlink:href="#__RefHeading__1231_76030317" text:style-name="Index_20_Link" text:visited-style-name="Index_20_Link"><text:span text:style-name="T17">培训</text:span></text:a><text:a xlink:type="simple" xlink:href="#__RefHeading__1231_76030317" text:style-name="Index_20_Link" text:visited-style-name="Index_20_Link"><text:tab/>9</text:a></text:p>
          <text:p text:style-name="P33"><text:a xlink:type="simple" xlink:href="#__RefHeading__828_1106138866" text:style-name="Index_20_Link" text:visited-style-name="Index_20_Link"><text:span text:style-name="T17">游戏主线</text:span></text:a><text:a xlink:type="simple" xlink:href="#__RefHeading__828_1106138866" text:style-name="Index_20_Link" text:visited-style-name="Index_20_Link"><text:tab/>9</text:a></text:p>
          <text:p text:style-name="P33"><text:a xlink:type="simple" xlink:href="#__RefHeading__830_1106138866" text:style-name="Index_20_Link" text:visited-style-name="Index_20_Link"><text:span text:style-name="T17">游戏引擎</text:span></text:a><text:a xlink:type="simple" xlink:href="#__RefHeading__830_1106138866" text:style-name="Index_20_Link" text:visited-style-name="Index_20_Link"><text:tab/>9</text:a></text:p>
          <text:p text:style-name="P33"><text:a xlink:type="simple" xlink:href="#__RefHeading__832_1106138866" text:style-name="Index_20_Link" text:visited-style-name="Index_20_Link"><text:span text:style-name="T17">游戏平衡</text:span></text:a><text:a xlink:type="simple" xlink:href="#__RefHeading__832_1106138866" text:style-name="Index_20_Link" text:visited-style-name="Index_20_Link"><text:tab/>9</text:a></text:p>
          <text:p text:style-name="P33"><text:a xlink:type="simple" xlink:href="#__RefHeading__834_1106138866" text:style-name="Index_20_Link" text:visited-style-name="Index_20_Link"><text:span text:style-name="T17">角色</text:span></text:a><text:a xlink:type="simple" xlink:href="#__RefHeading__834_1106138866" text:style-name="Index_20_Link" text:visited-style-name="Index_20_Link"><text:tab/>9</text:a></text:p>
          <text:p text:style-name="P33"><text:a xlink:type="simple" xlink:href="#__RefHeading__836_1106138866" text:style-name="Index_20_Link" text:visited-style-name="Index_20_Link"><text:span text:style-name="T17">道具</text:span></text:a><text:a xlink:type="simple" xlink:href="#__RefHeading__836_1106138866" text:style-name="Index_20_Link" text:visited-style-name="Index_20_Link"><text:tab/>9</text:a></text:p>
          <text:p text:style-name="P33"><text:a xlink:type="simple" xlink:href="#__RefHeading__838_1106138866" text:style-name="Index_20_Link" text:visited-style-name="Index_20_Link"><text:span text:style-name="T17">关卡</text:span></text:a><text:a xlink:type="simple" xlink:href="#__RefHeading__838_1106138866" text:style-name="Index_20_Link" text:visited-style-name="Index_20_Link"><text:tab/>9</text:a></text:p>
          <text:p text:style-name="P33"><text:a xlink:type="simple" xlink:href="#__RefHeading__840_1106138866" text:style-name="Index_20_Link" text:visited-style-name="Index_20_Link"><text:span text:style-name="T17">游戏接口</text:span></text:a><text:a xlink:type="simple" xlink:href="#__RefHeading__840_1106138866" text:style-name="Index_20_Link" text:visited-style-name="Index_20_Link"><text:tab/>9</text:a></text:p>
          <text:p text:style-name="P33"><text:a xlink:type="simple" xlink:href="#__RefHeading__842_1106138866" text:style-name="Index_20_Link" text:visited-style-name="Index_20_Link"><text:span text:style-name="T17">集成测试平台</text:span></text:a><text:a xlink:type="simple" xlink:href="#__RefHeading__842_1106138866" text:style-name="Index_20_Link" text:visited-style-name="Index_20_Link"><text:tab/>9</text:a></text:p>
          <text:p text:style-name="P33"><text:a xlink:type="simple" xlink:href="#__RefHeading__844_1106138866" text:style-name="Index_20_Link" text:visited-style-name="Index_20_Link"><text:span text:style-name="T17">独立测试</text:span></text:a><text:a xlink:type="simple" xlink:href="#__RefHeading__844_1106138866" text:style-name="Index_20_Link" text:visited-style-name="Index_20_Link"><text:tab/>9</text:a></text:p>
          <text:p text:style-name="P33"><text:a xlink:type="simple" xlink:href="#__RefHeading__846_1106138866" text:style-name="Index_20_Link" text:visited-style-name="Index_20_Link"><text:span text:style-name="T17">测试成功</text:span></text:a><text:a xlink:type="simple" xlink:href="#__RefHeading__846_1106138866" text:style-name="Index_20_Link" text:visited-style-name="Index_20_Link"><text:tab/>9</text:a></text:p>
          <text:p text:style-name="P33"><text:a xlink:type="simple" xlink:href="#__RefHeading__848_1106138866" text:style-name="Index_20_Link" text:visited-style-name="Index_20_Link"><text:span text:style-name="T17">强依赖</text:span></text:a><text:a xlink:type="simple" xlink:href="#__RefHeading__848_1106138866" text:style-name="Index_20_Link" text:visited-style-name="Index_20_Link"><text:tab/>9</text:a></text:p>
          <text:p text:style-name="P33"><text:a xlink:type="simple" xlink:href="#__RefHeading__850_1106138866" text:style-name="Index_20_Link" text:visited-style-name="Index_20_Link"><text:span text:style-name="T17">测试计划</text:span></text:a><text:a xlink:type="simple" xlink:href="#__RefHeading__850_1106138866" text:style-name="Index_20_Link" text:visited-style-name="Index_20_Link"><text:tab/>9</text:a></text:p>
          <text:p text:style-name="P33"><text:a xlink:type="simple" xlink:href="#__RefHeading__852_1106138866" text:style-name="Index_20_Link" text:visited-style-name="Index_20_Link"><text:span text:style-name="T17">测试用例</text:span></text:a><text:a xlink:type="simple" xlink:href="#__RefHeading__852_1106138866" text:style-name="Index_20_Link" text:visited-style-name="Index_20_Link"><text:tab/>9</text:a></text:p>
          <text:p text:style-name="P33"><text:soft-page-break/><text:a xlink:type="simple" xlink:href="#__RefHeading__854_1106138866" text:style-name="Index_20_Link" text:visited-style-name="Index_20_Link"><text:span text:style-name="T17">测试脚本</text:span></text:a><text:a xlink:type="simple" xlink:href="#__RefHeading__854_1106138866" text:style-name="Index_20_Link" text:visited-style-name="Index_20_Link"><text:tab/>9</text:a></text:p>
          <text:p text:style-name="P33"><text:a xlink:type="simple" xlink:href="#__RefHeading__856_1106138866" text:style-name="Index_20_Link" text:visited-style-name="Index_20_Link"><text:span text:style-name="T17">测试过程</text:span></text:a><text:a xlink:type="simple" xlink:href="#__RefHeading__856_1106138866" text:style-name="Index_20_Link" text:visited-style-name="Index_20_Link"><text:tab/>10</text:a></text:p>
          <text:p text:style-name="P33"><text:a xlink:type="simple" xlink:href="#__RefHeading__858_1106138866" text:style-name="Index_20_Link" text:visited-style-name="Index_20_Link"><text:span text:style-name="T17">测试日志</text:span></text:a><text:a xlink:type="simple" xlink:href="#__RefHeading__858_1106138866" text:style-name="Index_20_Link" text:visited-style-name="Index_20_Link"><text:tab/>10</text:a></text:p>
          <text:p text:style-name="P33"><text:a xlink:type="simple" xlink:href="#__RefHeading__860_1106138866" text:style-name="Index_20_Link" text:visited-style-name="Index_20_Link"><text:span text:style-name="T17">测试评估</text:span></text:a><text:a xlink:type="simple" xlink:href="#__RefHeading__860_1106138866" text:style-name="Index_20_Link" text:visited-style-name="Index_20_Link"><text:tab/>10</text:a></text:p>
        </text:index-body>
      </text:table-of-content>
      <text:p text:style-name="P17"/>
      <text:h text:style-name="P22" text:outline-level="1"><text:bookmark-start text:name="__RefHeading__1057_76030317"/>版权声明<text:bookmark-end text:name="__RefHeading__1057_76030317"/></text:h>
      <text:p text:style-name="P5"><text:span text:style-name="T5"><text:tab/>该文档的版权属于文档作者Rob&lt;</text:span><text:a xlink:type="simple" xlink:href="mailto:code.server.matrix@gmail.com">code.server.matrix@gmail.com</text:a><text:span text:style-name="T5">&gt;所有，任何个人或组织不得未经作者允许，私自复制该文档。</text:span></text:p>
      <text:h text:style-name="P22" text:outline-level="1"><text:bookmark-start text:name="__RefHeading__1059_76030317"/>如何查看该文档<text:bookmark-end text:name="__RefHeading__1059_76030317"/></text:h>
      <text:p text:style-name="Text_20_body"><text:span text:style-name="T7"><text:tab/>如果您是 </text:span><text:a xlink:type="simple" xlink:href="#7.1.项目组|outline">项目组</text:a><text:span text:style-name="T8"> </text:span><text:span text:style-name="T7">的成员，请认真阅读 </text:span><text:a xlink:type="simple" xlink:href="#5.项目目标|outline">项目目标</text:a> <text:span text:style-name="T7">和 </text:span><text:a xlink:type="simple" xlink:href="#6.项目流程安排及用时预估|outline">项目流程安排及用时预估</text:a>。<text:span text:style-name="T3">遇到不懂的名词，请先查看</text:span><text:a xlink:type="simple" xlink:href="#7.术语定义|outline"><text:span text:style-name="T3">术语定义</text:span></text:a><text:span text:style-name="T3">，如果其中未定义，建议您通过网络获取陌生名词的解释。</text:span></text:p>
      <text:p text:style-name="P6">感谢</text:p>
      <text:p text:style-name="Text_20_body"><text:span text:style-name="T7"><text:tab/></text:span><text:span text:style-name="T9">感谢LibreOffice的开发团队，提供了编辑该文档的编辑器。感谢敏捷开发宣言无私的创作者们，不仅为软件开发提供了新的思路，而且为该文档的首页填补了空白。感谢维基百科，让我澄清了之前混淆的很多关于软件工程的概念。</text:span></text:p>
      <text:h text:style-name="P22" text:outline-level="1"><text:bookmark-start text:name="__RefHeading__1063_76030317"/>项目描述<text:bookmark-end text:name="__RefHeading__1063_76030317"/></text:h>
      <text:p text:style-name="P7"><text:tab/>该项目要实现一个基于J2SE平台的2D图形游戏。游戏名称为“月球登陆者”，游戏模拟了玩家乘飞船登陆月球。</text:p>
      <text:h text:style-name="P22" text:outline-level="1"><text:bookmark-start text:name="__RefHeading__1065_76030317"/>项目目标<text:bookmark-end text:name="__RefHeading__1065_76030317"/></text:h>
      <text:p text:style-name="P7"><text:tab/>用java语言实现一个可以在J2SE平台上可以运行的“模拟飞船登陆月球”的游戏。</text:p>
      <text:h text:style-name="P22" text:outline-level="1"><text:bookmark-start text:name="__RefHeading__1067_76030317"/>资源及分配<text:bookmark-end text:name="__RefHeading__1067_76030317"/></text:h>
      <text:p text:style-name="Text_20_body"><text:span text:style-name="T4"><text:tab/></text:span><text:span text:style-name="T9">该项目拥有的资源为：2名开发者，最长3个月时间。</text:span></text:p>
      <text:h text:style-name="P27" text:outline-level="2"><text:bookmark-start text:name="__RefHeading__816_1106138866"/>开发者<text:bookmark-end text:name="__RefHeading__816_1106138866"/></text:h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9">姓名</text:p>
          </table:table-cell>
          <table:table-cell table:style-name="表格1.A1" office:value-type="string">
            <text:p text:style-name="P9">住址</text:p>
          </table:table-cell>
          <table:table-cell table:style-name="表格1.C1" office:value-type="string">
            <text:p text:style-name="P9">联系方式</text:p>
          </table:table-cell>
        </table:table-row>
        <table:table-row>
          <table:table-cell table:style-name="表格1.A2" office:value-type="string">
            <text:p text:style-name="P10">邓凯</text:p>
          </table:table-cell>
          <table:table-cell table:style-name="表格1.A2" office:value-type="string">
            <text:p text:style-name="P11">2#B318</text:p>
          </table:table-cell>
          <table:table-cell table:style-name="表格1.C2" office:value-type="string">
            <text:p text:style-name="P12">187-4047-4258</text:p>
          </table:table-cell>
        </table:table-row>
        <table:table-row>
          <table:table-cell table:style-name="表格1.A2" office:value-type="string">
            <text:p text:style-name="P11">乔磊</text:p>
          </table:table-cell>
          <table:table-cell table:style-name="表格1.A2" office:value-type="string">
            <text:p text:style-name="P11">2#B316</text:p>
          </table:table-cell>
          <table:table-cell table:style-name="表格1.C2" office:value-type="string">
            <text:p text:style-name="P11">183-2996-4637</text:p>
          </table:table-cell>
        </table:table-row>
      </table:table>
      <text:p text:style-name="P8"/>
      <text:h text:style-name="P28" text:outline-level="2"><text:bookmark-start text:name="__RefHeading__818_1106138866"/>任务分配<text:bookmark-end text:name="__RefHeading__818_1106138866"/></text:h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9">任务</text:p>
          </table:table-cell>
          <table:table-cell table:style-name="表格2.B1" office:value-type="string">
            <text:p text:style-name="P9">人员</text:p>
          </table:table-cell>
        </table:table-row>
        <text:soft-page-break/>
        <table:table-row>
          <table:table-cell table:style-name="表格2.A2" office:value-type="string">
            <text:p text:style-name="Table_20_Contents"><text:a xlink:type="simple" xlink:href="#6.2.设计游戏|outline"><text:span text:style-name="T3">设计游戏</text:span></text:a></text:p>
          </table:table-cell>
          <table:table-cell table:style-name="表格2.B2" office:value-type="string">
            <text:p text:style-name="P9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3.分配编码任务|outline"><text:span text:style-name="T3">分配编码任务</text:span></text:a></text:p>
          </table:table-cell>
          <table:table-cell table:style-name="表格2.B2" office:value-type="string">
            <text:p text:style-name="P9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5.搭建集成测试平台|outline"><text:span text:style-name="T3">搭建集成测试平台</text:span></text:a></text:p>
          </table:table-cell>
          <table:table-cell table:style-name="表格2.B2" office:value-type="string">
            <text:p text:style-name="P9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6.集成测试|outline"><text:span text:style-name="T3">集成测试</text:span></text:a></text:p>
          </table:table-cell>
          <table:table-cell table:style-name="表格2.B2" office:value-type="string">
            <text:p text:style-name="P9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7.发布|outline"><text:span text:style-name="T3">发布</text:span></text:a></text:p>
          </table:table-cell>
          <table:table-cell table:style-name="表格2.B2" office:value-type="string">
            <text:p text:style-name="P9">邓凯，乔磊</text:p>
          </table:table-cell>
        </table:table-row>
      </table:table>
      <text:p text:style-name="P8"/>
      <text:h text:style-name="P22" text:outline-level="1"><text:bookmark-start text:name="__RefHeading__1069_76030317"/>项目流程安排及用时预估<text:bookmark-end text:name="__RefHeading__1069_76030317"/></text:h>
      <text:p text:style-name="P6"/>
      <text:h text:style-name="P29" text:outline-level="2"><text:bookmark-start text:name="__RefHeading__1071_76030317"/>培训<text:bookmark-end text:name="__RefHeading__1071_76030317"/></text:h>
      <text:p text:style-name="Text_20_body"><text:span text:style-name="T7"><text:tab/>培训对象：</text:span><text:a xlink:type="simple" xlink:href="#5.1.开发者信息：|outline">开发者</text:a><text:span text:style-name="T7">。</text:span></text:p>
      <text:h text:style-name="P35" text:outline-level="3"><text:bookmark-start text:name="__RefHeading__1207_76030317"/>基础<text:bookmark-end text:name="__RefHeading__1207_76030317"/></text:h>
      <text:p text:style-name="Text_20_body"><text:span text:style-name="T4"><text:tab/></text:span><text:span text:style-name="T9">基础是指关于java基础知识的培训。建议开发者阅读完《Thinking in java》或者叫《java编程思想》的最新版本，重温java的基础知识和一些常用的编程技巧。</text:span></text:p>
      <text:p text:style-name="P8"/>
      <text:p text:style-name="P8">基础培训任务列表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1">阅读《java编程思想》</text:p>
          </table:table-cell>
        </table:table-row>
        <table:table-row>
          <table:table-cell table:style-name="表格3.A2" office:value-type="string">
            <text:p text:style-name="Table_20_Contents"><text:a xlink:type="simple" xlink:href="#5.1.开发者信息：|outline"><text:span text:style-name="T2">开发者</text:span></text:a><text:span text:style-name="T2">讨论java中OO（面向对象）设计</text:span></text:p>
          </table:table-cell>
        </table:table-row>
      </table:table>
      <text:p text:style-name="P8"/>
      <text:h text:style-name="P35" text:outline-level="3"><text:bookmark-start text:name="__RefHeading__1209_76030317"/>游戏设计<text:bookmark-end text:name="__RefHeading__1209_76030317"/></text:h>
      <text:p text:style-name="Text_20_body"><text:span text:style-name="T4"><text:tab/></text:span><text:span text:style-name="T9">培训游戏设计方面的知识。</text:span></text:p>
      <text:p text:style-name="P8">任务列表：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0">阅读《rules of play game design fundamentals》或《游戏设计与开发》的游戏设计章节</text:p>
          </table:table-cell>
        </table:table-row>
        <table:table-row>
          <table:table-cell table:style-name="表格4.A2" office:value-type="string">
            <text:p text:style-name="Table_20_Contents"><text:a xlink:type="simple" xlink:href="#5.1.开发者信息：|outline"><text:span text:style-name="T1">开发者</text:span></text:a><text:span text:style-name="T1">分享关于游戏设计的心得</text:span></text:p>
          </table:table-cell>
        </table:table-row>
      </table:table>
      <text:p text:style-name="P8"/>
      <text:h text:style-name="P35" text:outline-level="3"><text:bookmark-start text:name="__RefHeading__1211_76030317"/>实现2D游戏需要的特殊知识<text:bookmark-end text:name="__RefHeading__1211_76030317"/></text:h>
      <text:p text:style-name="P6"/>
      <text:p text:style-name="P8">实现2D游戏需要掌握的特殊知识包括：</text:p>
      <table:table table:name="表格5" table:style-name="表格5">
        <table:table-column table:style-name="表格5.A"/>
        <text:soft-page-break/>
        <table:table-row>
          <table:table-cell table:style-name="表格5.A1" office:value-type="string">
            <text:p text:style-name="P9">实现图像平移，旋转，缩放</text:p>
          </table:table-cell>
        </table:table-row>
        <table:table-row>
          <table:table-cell table:style-name="表格5.A2" office:value-type="string">
            <text:p text:style-name="P9">播放声音</text:p>
          </table:table-cell>
        </table:table-row>
        <table:table-row>
          <table:table-cell table:style-name="表格5.A2" office:value-type="string">
            <text:p text:style-name="P9">图像边缘检测</text:p>
          </table:table-cell>
        </table:table-row>
        <table:table-row>
          <table:table-cell table:style-name="表格5.A2" office:value-type="string">
            <text:p text:style-name="P9">线程，定时器</text:p>
          </table:table-cell>
        </table:table-row>
      </table:table>
      <text:p text:style-name="P8"/>
      <text:p text:style-name="P8">任务列表：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Table_20_Contents"><text:a xlink:type="simple" xlink:href="#5.1.开发者|outline"><text:span text:style-name="T1">开发者</text:span></text:a><text:span text:style-name="T1">学习如何使用Apache Batik库中的某些类来完成图像的平移，旋转，缩放</text:span></text:p>
          </table:table-cell>
        </table:table-row>
        <table:table-row>
          <table:table-cell table:style-name="表格6.A2" office:value-type="string">
            <text:p text:style-name="Table_20_Contents"><text:a xlink:type="simple" xlink:href="#5.1.开发者|outline"><text:span text:style-name="T1">开发者</text:span></text:a><text:span text:style-name="T1">学习如何利用</text:span><text:span text:style-name="T2">javax.sound.sampled.AudioInputStream类播放声音</text:span></text:p>
          </table:table-cell>
        </table:table-row>
        <table:table-row>
          <table:table-cell table:style-name="表格6.A2" office:value-type="string">
            <text:p text:style-name="P14"><text:a xlink:type="simple" xlink:href="#5.1.开发者|outline"><text:span text:style-name="T2">开发者</text:span></text:a><text:span text:style-name="T2">学习如何用多边形来封装图形并实现边缘检测</text:span></text:p>
          </table:table-cell>
        </table:table-row>
        <table:table-row>
          <table:table-cell table:style-name="表格6.A2" office:value-type="string">
            <text:p text:style-name="P13"><text:a xlink:type="simple" xlink:href="#5.1.开发者|outline"><text:span text:style-name="T1">开发者</text:span></text:a><text:span text:style-name="T1">学习java中，如何创建／停止线程，如何创建／使用定时器</text:span></text:p>
          </table:table-cell>
        </table:table-row>
      </table:table>
      <text:p text:style-name="P8"/>
      <text:h text:style-name="P29" text:outline-level="2"><text:bookmark-start text:name="__RefHeading__1213_76030317"/>设计游戏<text:bookmark-end text:name="__RefHeading__1213_76030317"/></text:h>
      <text:p text:style-name="P7">给出详细的游戏信息，应包含以下信息：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9">游戏梗概／游戏主线</text:p>
          </table:table-cell>
        </table:table-row>
        <table:table-row>
          <table:table-cell table:style-name="表格7.A2" office:value-type="string">
            <text:p text:style-name="P9">角色</text:p>
          </table:table-cell>
        </table:table-row>
        <table:table-row>
          <table:table-cell table:style-name="表格7.A2" office:value-type="string">
            <text:p text:style-name="P9">道具</text:p>
          </table:table-cell>
        </table:table-row>
        <table:table-row>
          <table:table-cell table:style-name="表格7.A2" office:value-type="string">
            <text:p text:style-name="P9">关卡</text:p>
          </table:table-cell>
        </table:table-row>
        <table:table-row>
          <table:table-cell table:style-name="表格7.A2" office:value-type="string">
            <text:p text:style-name="P9">事件</text:p>
          </table:table-cell>
        </table:table-row>
        <table:table-row>
          <table:table-cell table:style-name="表格7.A2" office:value-type="string">
            <text:p text:style-name="P9">游戏提示</text:p>
          </table:table-cell>
        </table:table-row>
        <table:table-row>
          <table:table-cell table:style-name="表格7.A2" office:value-type="string">
            <text:p text:style-name="P9">游戏平衡</text:p>
          </table:table-cell>
        </table:table-row>
        <table:table-row>
          <table:table-cell table:style-name="表格7.A2" office:value-type="string">
            <text:p text:style-name="P9">游戏界面</text:p>
          </table:table-cell>
        </table:table-row>
      </table:table>
      <text:h text:style-name="P30" text:outline-level="2"><text:bookmark-start text:name="__RefHeading__820_1106138866"/>游戏的接口<text:bookmark-end text:name="__RefHeading__820_1106138866"/></text:h>
      <text:p text:style-name="P8">应给出下列模块的接口定义：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Table_20_Contents">游戏引擎</text:p>
          </table:table-cell>
        </table:table-row>
        <table:table-row>
          <table:table-cell table:style-name="表格8.A2" office:value-type="string">
            <text:p text:style-name="Table_20_Contents">角色</text:p>
          </table:table-cell>
        </table:table-row>
        <table:table-row>
          <table:table-cell table:style-name="表格8.A2" office:value-type="string">
            <text:p text:style-name="Table_20_Contents">道具</text:p>
          </table:table-cell>
        </table:table-row>
        <table:table-row>
          <table:table-cell table:style-name="表格8.A2" office:value-type="string">
            <text:p text:style-name="Table_20_Contents">关卡</text:p>
          </table:table-cell>
        </table:table-row>
        <table:table-row>
          <table:table-cell table:style-name="表格8.A2" office:value-type="string">
            <text:p text:style-name="Table_20_Contents">事件</text:p>
          </table:table-cell>
        </table:table-row>
        <table:table-row>
          <table:table-cell table:style-name="表格8.A2" office:value-type="string">
            <text:p text:style-name="Table_20_Contents">游戏提示</text:p>
          </table:table-cell>
        </table:table-row>
      </table:table>
      <text:h text:style-name="P29" text:outline-level="2"><text:bookmark-start text:name="__RefHeading__1219_76030317"/>审核接口的完备性<text:bookmark-end text:name="__RefHeading__1219_76030317"/></text:h>
      <text:p text:style-name="P7">用定义的模块的接口，用伪代码的形式演示游戏，补充或修正游戏模块的接口。</text:p>
      <text:h text:style-name="P29" text:outline-level="2"><text:bookmark-start text:name="__RefHeading__1075_76030317"/><text:soft-page-break/>分配编码任务<text:bookmark-end text:name="__RefHeading__1075_76030317"/></text:h>
      <text:p text:style-name="P8">根据游戏模块和接口设计类，并分配这些类的编写任务。</text:p>
      <text:h text:style-name="P29" text:outline-level="2"><text:bookmark-start text:name="__RefHeading__822_1106138866"/>编码及独立测试<text:bookmark-end text:name="__RefHeading__822_1106138866"/></text:h>
      <text:p text:style-name="Text_20_body"><text:span text:style-name="T7">开发者根据给定的类和接口编写代码，并独立测试这些代码。如果所有独立的模块全都测试成功，该阶段结束。如果某些代码是</text:span><text:a xlink:type="simple" xlink:href="#7.16.强依赖|outline">强依赖</text:a><text:span text:style-name="T7">的，那么这些代码的测试可以在</text:span><text:a xlink:type="simple" xlink:href="#6.7.集成测试|outline">集成测试</text:a><text:span text:style-name="T7">阶段完成。</text:span></text:p>
      <text:h text:style-name="P29" text:outline-level="2"><text:bookmark-start text:name="__RefHeading__1079_76030317"/>集成测试<text:bookmark-end text:name="__RefHeading__1079_76030317"/></text:h>
      <text:p text:style-name="Text_20_body"><text:span text:style-name="T7">制定集成</text:span><text:a xlink:type="simple" xlink:href="#7.17.测试计划|outline">测试计划</text:a><text:span text:style-name="T7">,设计集成</text:span><text:a xlink:type="simple" xlink:href="#7.17.测试用例|outline">测试用例</text:a><text:span text:style-name="T7">、</text:span><text:a xlink:type="simple" xlink:href="#7.19.测试过程|outline">测试过程</text:a><text:span text:style-name="T7">、</text:span><text:a xlink:type="simple" xlink:href="#7.18.测试脚本&#13;|outline">测试脚本 </text:a><text:span text:style-name="T7">。根据测试的结果生成</text:span><text:a xlink:type="simple" xlink:href="#7.21.测试日志|outline">测试日志</text:a><text:span text:style-name="T7">、</text:span><text:a xlink:type="simple" xlink:href="#7.22.测试评估|outline">测试评估</text:a><text:span text:style-name="T9">。</text:span></text:p>
      <text:h text:style-name="P31" text:outline-level="2"><text:bookmark-start text:name="__RefHeading__824_1106138866"/>游戏测试<text:bookmark-end text:name="__RefHeading__824_1106138866"/></text:h>
      <text:p text:style-name="P18">测试游戏的整体效果，看是否与预期的相同。该阶段应该生成游戏测试<text:span text:style-name="T13">的bug</text:span>报告，以及修正的方案。</text:p>
      <text:h text:style-name="P31" text:outline-level="2"><text:bookmark-start text:name="__RefHeading__1081_76030317"/><text:span text:style-name="T14">发布</text:span><text:bookmark-end text:name="__RefHeading__1081_76030317"/></text:h>
      <text:p text:style-name="P5"><text:span text:style-name="T5">修正游戏中存在的已知bug，并发布游戏及游戏源代码。该阶段需要一个简略的发布计划。</text:span></text:p>
      <text:h text:style-name="P32" text:outline-level="2"><text:bookmark-start text:name="__RefHeading__1223_76030317"/><text:span text:style-name="T5">用时预估</text:span><text:bookmark-end text:name="__RefHeading__1223_76030317"/></text:h>
      <table:table table:name="表格9" table:style-name="表格9">
        <table:table-column table:style-name="表格9.A" table:number-columns-repeated="2"/>
        <table:table-row>
          <table:table-cell table:style-name="表格9.A1" office:value-type="string">
            <text:p text:style-name="Table_20_Contents">事项</text:p>
          </table:table-cell>
          <table:table-cell table:style-name="表格9.B1" office:value-type="string">
            <text:p text:style-name="Table_20_Contents">用时（单位：天）</text:p>
          </table:table-cell>
        </table:table-row>
        <table:table-row>
          <table:table-cell table:style-name="表格9.A2" office:value-type="string">
            <text:p text:style-name="Table_20_Contents"><text:a xlink:type="simple" xlink:href="#6.1.培训|outline"><text:span text:style-name="T15">培训</text:span></text:a></text:p>
          </table:table-cell>
          <table:table-cell table:style-name="表格9.B2" office:value-type="string">
            <text:p text:style-name="Table_20_Contents">40</text:p>
          </table:table-cell>
        </table:table-row>
        <table:table-row>
          <table:table-cell table:style-name="表格9.A2" office:value-type="string">
            <text:p text:style-name="Table_20_Contents"><text:a xlink:type="simple" xlink:href="#6.2.设计游戏|outline"><text:span text:style-name="T15">设计游戏</text:span></text:a></text:p>
          </table:table-cell>
          <table:table-cell table:style-name="表格9.B2" office:value-type="string">
            <text:p text:style-name="Table_20_Contents">7</text:p>
          </table:table-cell>
        </table:table-row>
        <table:table-row>
          <table:table-cell table:style-name="表格9.A2" office:value-type="string">
            <text:p text:style-name="Table_20_Contents"><text:a xlink:type="simple" xlink:href="#6.3.游戏的接口|outline"><text:span text:style-name="T15">游戏的接口</text:span></text:a></text:p>
          </table:table-cell>
          <table:table-cell table:style-name="表格9.B2" office:value-type="string">
            <text:p text:style-name="Table_20_Contents">7</text:p>
          </table:table-cell>
        </table:table-row>
        <table:table-row>
          <table:table-cell table:style-name="表格9.A2" office:value-type="string">
            <text:p text:style-name="Table_20_Contents"><text:a xlink:type="simple" xlink:href="#6.4.审核接口的完备性|outline"><text:span text:style-name="T15">审核接口的完备性</text:span></text:a></text:p>
          </table:table-cell>
          <table:table-cell table:style-name="表格9.B2" office:value-type="string">
            <text:p text:style-name="Table_20_Contents">10</text:p>
          </table:table-cell>
        </table:table-row>
        <table:table-row>
          <table:table-cell table:style-name="表格9.A2" office:value-type="string">
            <text:p text:style-name="Table_20_Contents"><text:a xlink:type="simple" xlink:href="#6.5.分配编码任务|outline"><text:span text:style-name="T15">分配编码任务</text:span></text:a></text:p>
          </table:table-cell>
          <table:table-cell table:style-name="表格9.B2" office:value-type="string">
            <text:p text:style-name="Table_20_Contents">3</text:p>
          </table:table-cell>
        </table:table-row>
        <table:table-row>
          <table:table-cell table:style-name="表格9.A2" office:value-type="string">
            <text:p text:style-name="Table_20_Contents"><text:a xlink:type="simple" xlink:href="#6.6.编码及独立测试|outline"><text:span text:style-name="T15">编码及独立测试</text:span></text:a></text:p>
          </table:table-cell>
          <table:table-cell table:style-name="表格9.B2" office:value-type="string">
            <text:p text:style-name="Table_20_Contents">20</text:p>
          </table:table-cell>
        </table:table-row>
        <table:table-row>
          <table:table-cell table:style-name="表格9.A2" office:value-type="string">
            <text:p text:style-name="Table_20_Contents"><text:a xlink:type="simple" xlink:href="#6.7.集成测试|outline"><text:span text:style-name="T15">集成测试</text:span></text:a></text:p>
          </table:table-cell>
          <table:table-cell table:style-name="表格9.B2" office:value-type="string">
            <text:p text:style-name="Table_20_Contents">7</text:p>
          </table:table-cell>
        </table:table-row>
        <table:table-row>
          <table:table-cell table:style-name="表格9.A2" office:value-type="string">
            <text:p text:style-name="Table_20_Contents"><text:a xlink:type="simple" xlink:href="#6.8.游戏测试|outline"><text:span text:style-name="T15">游戏测试</text:span></text:a></text:p>
          </table:table-cell>
          <table:table-cell table:style-name="表格9.B2" office:value-type="string">
            <text:p text:style-name="Table_20_Contents">3</text:p>
          </table:table-cell>
        </table:table-row>
        <table:table-row>
          <table:table-cell table:style-name="表格9.A2" office:value-type="string">
            <text:p text:style-name="Table_20_Contents"><text:a xlink:type="simple" xlink:href="#6.9.发布|outline"><text:span text:style-name="T15">发布</text:span></text:a></text:p>
          </table:table-cell>
          <table:table-cell table:style-name="表格9.B2" office:value-type="string">
            <text:p text:style-name="Table_20_Contents">7</text:p>
          </table:table-cell>
        </table:table-row>
      </table:table>
      <text:p text:style-name="P20"><text:span text:style-name="T5">该项目总计需要约</text:span><text:span text:style-name="T6">94</text:span><text:span text:style-name="T5">天。</text:span></text:p>
      <text:h text:style-name="P23" text:outline-level="1"><text:bookmark-start text:name="__RefHeading__1225_76030317"/><text:span text:style-name="T5">术语定义</text:span><text:bookmark-end text:name="__RefHeading__1225_76030317"/></text:h>
      <text:h text:style-name="P29" text:outline-level="2"><text:bookmark-start text:name="__RefHeading__826_1106138866"/>项目组<text:bookmark-end text:name="__RefHeading__826_1106138866"/></text:h>
      <text:p text:style-name="P5"><text:span text:style-name="T5">开发项目的一组相关的人员。</text:span></text:p>
      <text:h text:style-name="P29" text:outline-level="2"><text:bookmark-start text:name="__RefHeading__1085_76030317"/><text:soft-page-break/>项目流程<text:bookmark-end text:name="__RefHeading__1085_76030317"/></text:h>
      <text:h text:style-name="P29" text:outline-level="2"><text:bookmark-start text:name="__RefHeading__1227_76030317"/>游戏模块<text:bookmark-end text:name="__RefHeading__1227_76030317"/></text:h>
      <text:h text:style-name="P29" text:outline-level="2"><text:bookmark-start text:name="__RefHeading__1229_76030317"/>发布<text:bookmark-end text:name="__RefHeading__1229_76030317"/></text:h>
      <text:h text:style-name="P29" text:outline-level="2"><text:bookmark-start text:name="__RefHeading__1231_76030317"/>培训<text:bookmark-end text:name="__RefHeading__1231_76030317"/></text:h>
      <text:h text:style-name="P29" text:outline-level="2"><text:bookmark-start text:name="__RefHeading__828_1106138866"/>游戏主线<text:bookmark-end text:name="__RefHeading__828_1106138866"/></text:h>
      <text:h text:style-name="P29" text:outline-level="2"><text:bookmark-start text:name="__RefHeading__830_1106138866"/>游戏引擎<text:bookmark-end text:name="__RefHeading__830_1106138866"/></text:h>
      <text:h text:style-name="P29" text:outline-level="2"><text:bookmark-start text:name="__RefHeading__832_1106138866"/>游戏平衡<text:bookmark-end text:name="__RefHeading__832_1106138866"/></text:h>
      <text:h text:style-name="P29" text:outline-level="2"><text:bookmark-start text:name="__RefHeading__834_1106138866"/>角色<text:bookmark-end text:name="__RefHeading__834_1106138866"/></text:h>
      <text:h text:style-name="P29" text:outline-level="2"><text:bookmark-start text:name="__RefHeading__836_1106138866"/>道具<text:bookmark-end text:name="__RefHeading__836_1106138866"/></text:h>
      <text:h text:style-name="P29" text:outline-level="2"><text:bookmark-start text:name="__RefHeading__838_1106138866"/>关卡<text:bookmark-end text:name="__RefHeading__838_1106138866"/></text:h>
      <text:h text:style-name="P29" text:outline-level="2"><text:bookmark-start text:name="__RefHeading__840_1106138866"/>游戏接口<text:bookmark-end text:name="__RefHeading__840_1106138866"/></text:h>
      <text:h text:style-name="P29" text:outline-level="2"><text:bookmark-start text:name="__RefHeading__842_1106138866"/>集成测试平台<text:bookmark-end text:name="__RefHeading__842_1106138866"/></text:h>
      <text:h text:style-name="P29" text:outline-level="2"><text:bookmark-start text:name="__RefHeading__844_1106138866"/>独立测试<text:bookmark-end text:name="__RefHeading__844_1106138866"/></text:h>
      <text:h text:style-name="P29" text:outline-level="2"><text:bookmark-start text:name="__RefHeading__846_1106138866"/>测试成功<text:bookmark-end text:name="__RefHeading__846_1106138866"/></text:h>
      <text:h text:style-name="P29" text:outline-level="2"><text:bookmark-start text:name="__RefHeading__848_1106138866"/>强依赖<text:bookmark-end text:name="__RefHeading__848_1106138866"/></text:h>
      <text:h text:style-name="P29" text:outline-level="2"><text:bookmark-start text:name="__RefHeading__850_1106138866"/>测试计划<text:bookmark-end text:name="__RefHeading__850_1106138866"/></text:h>
      <text:h text:style-name="P29" text:outline-level="2"><text:bookmark-start text:name="__RefHeading__852_1106138866"/>测试用例<text:bookmark-end text:name="__RefHeading__852_1106138866"/></text:h>
      <text:h text:style-name="P29" text:outline-level="2"><text:bookmark-start text:name="__RefHeading__854_1106138866"/>测试脚本<text:bookmark-end text:name="__RefHeading__854_1106138866"/></text:h>
      <text:h text:style-name="P29" text:outline-level="2"><text:bookmark-start text:name="__RefHeading__856_1106138866"/><text:soft-page-break/>测试过程<text:bookmark-end text:name="__RefHeading__856_1106138866"/></text:h>
      <text:h text:style-name="P31" text:outline-level="2"><text:bookmark-start text:name="__RefHeading__858_1106138866"/>测试日志<text:bookmark-end text:name="__RefHeading__858_1106138866"/></text:h>
      <text:h text:style-name="P31" text:outline-level="2"><text:bookmark-start text:name="__RefHeading__860_1106138866"/>测试评估<text:bookmark-end text:name="__RefHeading__860_110613886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Abyssinica SIL" svg:font-family="'Abyssinica SIL'" style:font-pitch="variable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文泉驿等宽正黑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10-10T12:19:45</meta:creation-date>
    <dc:date>2012-10-20T16:47:06</dc:date>
    <dc:creator>rob </dc:creator>
    <meta:editing-duration>PT9H21M47S</meta:editing-duration>
    <meta:editing-cycles>130</meta:editing-cycles>
    <meta:generator>LibreOffice/3.6$Linux_x86 LibreOffice_project/360m1$Build-2</meta:generator>
    <meta:document-statistic meta:table-count="9" meta:image-count="0" meta:object-count="0" meta:page-count="9" meta:paragraph-count="184" meta:word-count="1606" meta:character-count="1932" meta:non-whitespace-character-count="1839"/>
  </office:meta>
</office:document-meta>
</file>